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rsid="0005a776" officeooo:paragraph-rsid="0005a776" style:font-size-asian="13.1000003814697pt" style:font-weight-asian="bold" style:font-size-complex="15pt" style:font-weight-complex="bold"/>
    </style:style>
    <style:style style:name="P2" style:family="paragraph" style:parent-style-name="Standard">
      <style:text-properties fo:font-size="15pt" fo:font-weight="bold" officeooo:rsid="0006a0be" officeooo:paragraph-rsid="0006a0be" style:font-size-asian="13.1000003814697pt" style:font-weight-asian="bold" style:font-size-complex="15pt" style:font-weight-complex="bold"/>
    </style:style>
    <style:style style:name="P3" style:family="paragraph" style:parent-style-name="Standard">
      <style:text-properties fo:font-size="15pt" fo:font-weight="bold" officeooo:rsid="000ac90c" officeooo:paragraph-rsid="000ac90c" style:font-size-asian="13.1000003814697pt" style:font-weight-asian="bold" style:font-size-complex="15pt" style:font-weight-complex="bold"/>
    </style:style>
    <style:style style:name="P4" style:family="paragraph" style:parent-style-name="Standard">
      <style:text-properties fo:font-size="15pt" fo:font-weight="bold" officeooo:rsid="000e9292" officeooo:paragraph-rsid="000e9292" style:font-size-asian="13.1000003814697pt" style:font-weight-asian="bold" style:font-size-complex="15pt" style:font-weight-complex="bold"/>
    </style:style>
    <style:style style:name="P5" style:family="paragraph" style:parent-style-name="Standard">
      <style:text-properties fo:font-size="15pt" fo:font-weight="bold" officeooo:rsid="00117798" officeooo:paragraph-rsid="00117798" style:font-size-asian="13.1000003814697pt" style:font-weight-asian="bold" style:font-size-complex="15pt" style:font-weight-complex="bold"/>
    </style:style>
    <style:style style:name="P6" style:family="paragraph" style:parent-style-name="Standard">
      <style:text-properties fo:font-size="15pt" fo:font-weight="bold" officeooo:rsid="00126750" officeooo:paragraph-rsid="00126750" style:font-size-asian="13.1000003814697pt" style:font-weight-asian="bold" style:font-size-complex="15pt" style:font-weight-complex="bold"/>
    </style:style>
    <style:style style:name="P7" style:family="paragraph" style:parent-style-name="Standard">
      <style:text-properties fo:font-size="12pt" fo:font-weight="bold" officeooo:rsid="000ac90c" officeooo:paragraph-rsid="000ac90c" style:font-size-asian="12pt" style:font-weight-asian="bold" style:font-size-complex="12pt" style:font-weight-complex="bold"/>
    </style:style>
    <style:style style:name="P8" style:family="paragraph" style:parent-style-name="Standard">
      <style:text-properties fo:font-size="12pt" fo:font-weight="bold" officeooo:rsid="00126750" officeooo:paragraph-rsid="00126750" style:font-size-asian="10.5pt" style:font-weight-asian="bold" style:font-size-complex="12pt" style:font-weight-complex="bold"/>
    </style:style>
    <style:style style:name="P9" style:family="paragraph" style:parent-style-name="Standard">
      <style:text-properties fo:font-size="12pt" fo:font-weight="normal" officeooo:rsid="000ac90c" officeooo:paragraph-rsid="000ac90c" style:font-size-asian="12pt" style:font-weight-asian="normal" style:font-size-complex="12pt" style:font-weight-complex="normal"/>
    </style:style>
    <style:style style:name="P10" style:family="paragraph" style:parent-style-name="Standard">
      <style:text-properties fo:font-size="12pt" fo:font-weight="normal" officeooo:rsid="000ac90c" officeooo:paragraph-rsid="000e9292" style:font-size-asian="12pt" style:font-weight-asian="normal" style:font-size-complex="12pt" style:font-weight-complex="normal"/>
    </style:style>
    <style:style style:name="P11" style:family="paragraph" style:parent-style-name="Standard">
      <style:text-properties fo:font-size="12pt" fo:font-weight="normal" officeooo:rsid="00126750" officeooo:paragraph-rsid="00126750" style:font-size-asian="12pt" style:font-weight-asian="normal" style:font-size-complex="12pt" style:font-weight-complex="normal"/>
    </style:style>
    <style:style style:name="P12" style:family="paragraph" style:parent-style-name="Standard">
      <style:text-properties fo:font-size="12pt" fo:font-weight="normal" officeooo:rsid="00126750" officeooo:paragraph-rsid="00126750"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91a6" style:font-weight-asian="normal" style:font-weight-complex="normal"/>
    </style:style>
    <style:style style:name="T3" style:family="text">
      <style:text-properties fo:font-weight="normal" officeooo:rsid="00117798" style:font-weight-asian="normal" style:font-weight-complex="normal"/>
    </style:style>
    <style:style style:name="T4" style:family="text">
      <style:text-properties fo:font-weight="normal" style:font-size-asian="15pt" style:font-weight-asian="normal" style:font-weight-complex="normal"/>
    </style:style>
    <style:style style:name="T5" style:family="text">
      <style:text-properties fo:font-size="13pt" fo:font-weight="normal" style:font-size-asian="11.3500003814697pt" style:font-weight-asian="normal" style:font-size-complex="13pt" style:font-weight-complex="normal"/>
    </style:style>
    <style:style style:name="T6" style:family="text">
      <style:text-properties fo:font-size="13pt" fo:font-weight="normal" style:font-size-asian="13pt" style:font-weight-asian="normal" style:font-size-complex="13pt" style:font-weight-complex="normal"/>
    </style:style>
    <style:style style:name="T7" style:family="text">
      <style:text-properties fo:font-size="12pt" style:font-size-asian="10.5pt" style:font-size-complex="12pt"/>
    </style:style>
    <style:style style:name="T8" style:family="text">
      <style:text-properties fo:font-size="12pt" officeooo:rsid="000791a6" style:font-size-asian="10.5pt" style:font-size-complex="12pt"/>
    </style:style>
    <style:style style:name="T9" style:family="text">
      <style:text-properties fo:font-size="12pt" officeooo:rsid="000ac90c" style:font-size-asian="10.5pt" style:font-size-complex="12pt"/>
    </style:style>
    <style:style style:name="T10" style:family="text">
      <style:text-properties fo:font-size="12pt" officeooo:rsid="00101030" style:font-size-asian="10.5pt" style:font-size-complex="12pt"/>
    </style:style>
    <style:style style:name="T11" style:family="text">
      <style:text-properties fo:font-size="12pt" officeooo:rsid="00117798" style:font-size-asian="10.5pt" style:font-size-complex="12pt"/>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0791a6" style:font-size-asian="10.5pt" style:font-weight-asian="normal" style:font-size-complex="12pt" style:font-weight-complex="normal"/>
    </style:style>
    <style:style style:name="T14" style:family="text">
      <style:text-properties fo:font-size="12pt" fo:font-weight="normal" officeooo:rsid="0009181a" style:font-size-asian="10.5pt" style:font-weight-asian="normal" style:font-size-complex="12pt" style:font-weight-complex="normal"/>
    </style:style>
    <style:style style:name="T15" style:family="text">
      <style:text-properties fo:font-size="12pt" fo:font-weight="normal" officeooo:rsid="000ac90c" style:font-size-asian="10.5pt" style:font-weight-asian="normal" style:font-size-complex="12pt" style:font-weight-complex="normal"/>
    </style:style>
    <style:style style:name="T16" style:family="text">
      <style:text-properties fo:font-size="12pt" fo:font-weight="normal" officeooo:rsid="00101030" style:font-size-asian="10.5pt" style:font-weight-asian="normal" style:font-size-complex="12pt" style:font-weight-complex="normal"/>
    </style:style>
    <style:style style:name="T17" style:family="text">
      <style:text-properties fo:font-size="12pt" fo:font-weight="normal" officeooo:rsid="0011779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0ac90c" style:font-size-asian="10.5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officeooo:rsid="000aceb2"/>
    </style:style>
    <style:style style:name="T21" style:family="text">
      <style:text-properties style:font-size-asian="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istration Id :---<text:span text:style-name="T6">NRCC251204</text:span></text:p>
      <text:p text:style-name="P1"><text:span text:style-name="T1"/></text:p>
      <text:p text:style-name="P1">All Team members Details:</text:p>
      <text:p text:style-name="P1"><text:tab/><text:span text:style-name="T5">1.K.Vyshnavi - Rajiv Gandhi University of Knowledge and Technologies,R K Valley</text:span></text:p>
      <text:p text:style-name="P1"><text:span text:style-name="T5"><text:tab/>2.K.V.Chethan – Rajiv Gandhi University of Knowledge and Technologies,R K Valley</text:span></text:p>
      <text:p text:style-name="P1"><text:span text:style-name="T5"/></text:p>
      <text:p text:style-name="P2">1.objective</text:p>
      <text:p text:style-name="P2"><text:tab/><text:span text:style-name="T6">&gt; To automatically detect clouds and their shadows in high-resolution LISS-4 satellite images, by applying robust reflectance-based thresholding and spatial classification, in order to produce a georeferenced cloud/cloud-shadow mask suitable for further remote sensing analysis or correction.</text:span></text:p>
      <text:p text:style-name="P2"><text:span text:style-name="T6"/></text:p>
      <text:p text:style-name="P2">2.Dataset Description</text:p>
      <text:p text:style-name="P2"><text:tab/><text:span text:style-name="T2">Data set Ids: Resourcesat-2/2A :</text:span></text:p>
      <text:p text:style-name="P2"><text:span text:style-name="T2"><text:tab/></text:span><text:span text:style-name="T14">1. </text:span><text:span text:style-name="T13">R2F06JUN2025073330009700059SSANSTUC00GTDA_subset1</text:span></text:p>
      <text:p text:style-name="P2"><text:span text:style-name="T13"><text:s/></text:span><text:span text:style-name="T14"><text:tab/>2. </text:span><text:span text:style-name="T13">R2F06SEP2021053879009200045SSANSTUC00GTDD_subset1</text:span></text:p>
      <text:p text:style-name="P2"><text:span text:style-name="T13"><text:tab/></text:span><text:span text:style-name="T14">3. </text:span><text:span text:style-name="T13">R2F11DEC2024070815010000064SSANSTUC00GTDC</text:span></text:p>
      <text:p text:style-name="P2"><text:span text:style-name="T13"><text:tab/></text:span><text:span text:style-name="T14">4. </text:span><text:span text:style-name="T13">R2F17JAN2023060960011000054SSANSTUC00GTDB_subset1</text:span></text:p>
      <text:p text:style-name="P2"><text:span text:style-name="T13"><text:tab/></text:span><text:span text:style-name="T14">5. </text:span><text:span text:style-name="T13">R2F22AUG2023064038009100052SSANSTUC00GTDA_subset1</text:span></text:p>
      <text:p text:style-name="P2"><text:span text:style-name="T13"><text:tab/></text:span><text:span text:style-name="T14">6. </text:span><text:span text:style-name="T13">R2F29OCT2024070211010100062SSANSTUC00GTDB_subset1</text:span></text:p>
      <text:p text:style-name="P2"><text:span text:style-name="T13"><text:tab/></text:span><text:span text:style-name="T14">7. </text:span><text:span text:style-name="T13">R2F30OCT2024070225010600057SSANSTUC00GTDB_subset1</text:span></text:p>
      <text:p text:style-name="P2"><text:span text:style-name="T13"><text:tab/></text:span><text:span text:style-name="T14">8. </text:span><text:span text:style-name="T13">RAF01NOV2020020248009600062SSANSTUC00GTDB_subset1</text:span></text:p>
      <text:p text:style-name="P2"><text:span text:style-name="T14"><text:tab/>9. </text:span><text:span text:style-name="T13">RAF05FEB2025042370010400049SSANSTUC00GTDC</text:span></text:p>
      <text:p text:style-name="P2"><text:span text:style-name="T13"><text:tab/></text:span><text:span text:style-name="T14">10. </text:span><text:span text:style-name="T13">RAF16APR2025043371009400047SSANSTUC00GTDD_subset1</text:span></text:p>
      <text:p text:style-name="P2"><text:span text:style-name="T13"><text:tab/></text:span><text:span text:style-name="T14">11. </text:span><text:span text:style-name="T13">RAF18APR2025043393010400065SSANSTUC00GTDD_subset1</text:span></text:p>
      <text:p text:style-name="P2"><text:span text:style-name="T13"><text:tab/></text:span><text:span text:style-name="T14">12. </text:span><text:span text:style-name="T13">RAF19MAY2021023075010600058SSANSTUC00GTDD_subset1</text:span></text:p>
      <text:p text:style-name="P2"><text:span text:style-name="T13"><text:tab/></text:span><text:span text:style-name="T14">13. </text:span><text:span text:style-name="T13">RAF27JUL2020018870009100055SSANSTUC00GTDD_subset1</text:span></text:p>
      <text:p text:style-name="P2"><text:span text:style-name="T8"><text:tab/></text:span></text:p>
      <text:p text:style-name="P2"><text:span text:style-name="T9"><text:tab/>No. Of Samples:</text:span><text:span text:style-name="T15"> 1</text:span></text:p>
      <text:p text:style-name="P2"><text:span text:style-name="T15"><text:tab/></text:span><text:span text:style-name="T9">Preprocessing Steps: </text:span><text:span text:style-name="T18">Normalization</text:span><text:span text:style-name="T15"> :-- A robust normalization was applied by rescaling the <text:tab/><text:tab/>DN values to a 0–1 range using local block-based percentiles (2nd and 98th <text:tab/><text:tab/><text:tab/>percentiles), <text:tab/>which is sufficient for relative brightness thresholding to detect clouds <text:tab/><text:tab/>and shadows.</text:span></text:p>
      <text:p text:style-name="P2"><text:span text:style-name="T15"/></text:p>
      <text:p text:style-name="P3">3.Model Architecture/<text:span text:style-name="T20">Algorithm Pipeline:</text:span></text:p>
      <text:p text:style-name="P3"/>
      <text:p text:style-name="P7"><text:tab/>Step 1: Band Loading</text:p>
      <text:p text:style-name="P9"/>
      <text:p text:style-name="P9"><text:tab/>Read Green (BAND2), Red (BAND3), and Near Infrared (BAND4) bands as Dask-backed <text:tab/>xarray DataArrays.</text:p>
      <text:p text:style-name="P9"><text:tab/>Handle missing or NoData values by assigning a consistent placeholder (zero).</text:p>
      <text:p text:style-name="P9"/>
      <text:p text:style-name="P7"><text:tab/>Step 2: Normalization</text:p>
      <text:p text:style-name="P9"/>
      <text:p text:style-name="P9"><text:tab/>Perform robust normalization on each band by selecting random local blocks of pixels.</text:p>
      <text:p text:style-name="P9"><text:tab/>Compute the 2nd and 98th percentiles of valid pixels within these blocks.</text:p>
      <text:p text:style-name="P9"><text:tab/>Rescale band values to a 0–1 range based on these percentiles.</text:p>
      <text:p text:style-name="P9"><text:tab/>Replace NoData areas with zero after normalization.</text:p>
      <text:p text:style-name="P9"><text:soft-page-break/></text:p>
      <text:p text:style-name="P7"><text:tab/>Step 3: Cloud Mask Generation</text:p>
      <text:p text:style-name="P9"/>
      <text:p text:style-name="P9"><text:tab/>Apply spectral threshold conditions on the normalized bands:</text:p>
      <text:p text:style-name="P9"><text:tab/>Green &gt; 0.111</text:p>
      <text:p text:style-name="P9"><text:tab/>Red &gt; 0.111</text:p>
      <text:p text:style-name="P9"><text:tab/>NIR &gt; 0.42</text:p>
      <text:p text:style-name="P9"/>
      <text:p text:style-name="P10"><text:tab/>Enforce spectral uniformity for clouds:</text:p>
      <text:p text:style-name="P10"><text:tab/>|Green – Red| &lt; 0.03</text:p>
      <text:p text:style-name="P9"><text:tab/>Combine these to form an initial cloud mask.</text:p>
      <text:p text:style-name="P9"/>
      <text:p text:style-name="P7"><text:tab/>Step 4: Cloud Shadow Mask Generation</text:p>
      <text:p text:style-name="P9"/>
      <text:p text:style-name="P9"><text:tab/>Apply spectral darkness thresholds to identify potential shadow regions:</text:p>
      <text:p text:style-name="P9"><text:tab/>Green &lt; 0.34</text:p>
      <text:p text:style-name="P9"><text:tab/>Red &lt; 0.34</text:p>
      <text:p text:style-name="P9"><text:tab/>NIR &lt; 0.26</text:p>
      <text:p text:style-name="P9"/>
      <text:p text:style-name="P9"><text:tab/>Ensure Red is darker than Green:</text:p>
      <text:p text:style-name="P9"><text:tab/>Red &lt; Green + 0.08</text:p>
      <text:p text:style-name="P9"/>
      <text:p text:style-name="P9"><text:tab/>Combine these to form a potential shadow mask.</text:p>
      <text:p text:style-name="P9"/>
      <text:p text:style-name="P7"><text:tab/>Step 5: Combined Classification Mask</text:p>
      <text:p text:style-name="P9"/>
      <text:p text:style-name="P9"><text:tab/>Initialize a combined mask with the following class codes:</text:p>
      <text:p text:style-name="P9"><text:tab/>0 = background</text:p>
      <text:p text:style-name="P9"><text:tab/>1 = cloud</text:p>
      <text:p text:style-name="P9"><text:tab/>2 = shadow</text:p>
      <text:p text:style-name="P9"/>
      <text:p text:style-name="P9"><text:tab/>Assign cloud class where the initial cloud mask is true.</text:p>
      <text:p text:style-name="P9"><text:tab/>Assign shadow class where the potential shadow mask is true, excluding cloud pixels.</text:p>
      <text:p text:style-name="P9"><text:tab/>Preserve original NoData regions as background (0).</text:p>
      <text:p text:style-name="P9"/>
      <text:p text:style-name="P7"><text:tab/>Step 6: Visualization</text:p>
      <text:p text:style-name="P9"/>
      <text:p text:style-name="P9"><text:tab/>Downscale bands for memory-efficient visualization.</text:p>
      <text:p text:style-name="P9"><text:tab/>Generate a false-color composite using NIR (as Red), Red (as Green), and Green (as Blue).</text:p>
      <text:p text:style-name="P9"><text:tab/>Downscale cloud and shadow masks to visualize classification.</text:p>
      <text:p text:style-name="P9"><text:tab/>Apply morphological dilation to highlight shadows adjacent to clouds for easier inspection.</text:p>
      <text:p text:style-name="P9"/>
      <text:p text:style-name="P7"><text:tab/>Step 7: Output Generation</text:p>
      <text:p text:style-name="P9"/>
      <text:p text:style-name="P9"><text:tab/>Save the combined classification mask to a GeoTIFF with appropriate coordinate reference <text:tab/>information, data type (uint8), and NoData set to 0.</text:p>
      <text:p text:style-name="P9"/>
      <text:p text:style-name="P4"><text:tab/>4.Resources used:</text:p>
      <text:p text:style-name="P4"><text:tab/></text:p>
      <text:p text:style-name="P4"><text:tab/><text:span text:style-name="T7">OS: </text:span><text:span text:style-name="T16">Windows 11 64-bit</text:span></text:p>
      <text:p text:style-name="P4"><text:span text:style-name="T16"><text:tab/></text:span><text:span text:style-name="T10">RAM: </text:span><text:span text:style-name="T16">8.00 GB</text:span></text:p>
      <text:p text:style-name="P4"><text:span text:style-name="T16"><text:tab/></text:span><text:span text:style-name="T10">Processor: </text:span><text:span text:style-name="T16">AMD Ryzen 3 3250U with Radeon Graphics based on x64</text:span></text:p>
      <text:p text:style-name="P4"><text:soft-page-break/><text:span text:style-name="T16"><text:tab/></text:span><text:span text:style-name="T10">open source packages/</text:span><text:span text:style-name="T11">COTS packages:</text:span></text:p>
      <text:p text:style-name="P4"><text:span text:style-name="T10"><text:tab/><text:tab/></text:span><text:span text:style-name="T17">numpy, xarray, rioxarray, matplotlib, os, rasterio, skimage.transform, dask.array, random, geopandas.</text:span></text:p>
      <text:p text:style-name="P4"><text:span text:style-name="T17"/></text:p>
      <text:p text:style-name="P5">7.Analysis</text:p>
      <text:p text:style-name="P5"><text:tab/><text:span text:style-name="T7">Insights:</text:span></text:p>
      <text:p text:style-name="P5"><text:span text:style-name="T12"><text:tab/>-The method detected thick, bright clouds well but struggled with thin clouds.</text:span></text:p>
      <text:p text:style-name="P5"><text:span text:style-name="T12"><text:tab/>-Shadows were harder to distinguish due to confusion with water or dark vegetation.</text:span></text:p>
      <text:p text:style-name="P5"><text:span text:style-name="T12"/></text:p>
      <text:p text:style-name="P5"><text:span text:style-name="T12"><text:tab/></text:span><text:span text:style-name="T7">Common Errors:</text:span></text:p>
      <text:p text:style-name="P5"><text:span text:style-name="T12"><text:tab/>-Bright bare soil sometimes misclassified as cloud.</text:span></text:p>
      <text:p text:style-name="P5"><text:span text:style-name="T12"><text:tab/>-Water or dark vegetation misclassified as shadow.</text:span></text:p>
      <text:p text:style-name="P5"><text:span text:style-name="T12"/></text:p>
      <text:p text:style-name="P5"><text:span text:style-name="T12"><text:tab/></text:span><text:span text:style-name="T7">Overfitting/Underfitting:</text:span></text:p>
      <text:p text:style-name="P5"><text:span text:style-name="T12"><text:tab/>-No explicit overfitting since it is rule-based.</text:span></text:p>
      <text:p text:style-name="P5"><text:span text:style-name="T12"><text:tab/>-Fixed thresholds may underfit in varied lighting or seasonal conditions.</text:span></text:p>
      <text:p text:style-name="P5"><text:span text:style-name="T12"/></text:p>
      <text:p text:style-name="P5"><text:span text:style-name="T7"><text:tab/>Baseline Comparison:</text:span></text:p>
      <text:p text:style-name="P5"><text:span text:style-name="T12"><text:tab/>-Performs better than a global threshold by using local block-based normalization.</text:span></text:p>
      <text:p text:style-name="P5"><text:span text:style-name="T12"><text:tab/>-Less flexible than a trained machine learning approach but simpler and more transparent.</text:span></text:p>
      <text:p text:style-name="P4"><text:span text:style-name="T17"><text:tab/></text:span></text:p>
      <text:p text:style-name="P6">8.Conclusion and future <text:span text:style-name="T21">improvements</text:span></text:p>
      <text:p text:style-name="P6"><text:span text:style-name="T21"/></text:p>
      <text:p text:style-name="P8">Summary of Performance:</text:p>
      <text:p text:style-name="P12">The proposed threshold-based algorithm showed effective performance in detecting large, bright clouds with strong spectral signatures. Its block-based normalization enhanced consistency across regions with varying brightness, resulting in reliable cloud identification. However, the detection of thin or semi-transparent clouds was less robust, and shadow detection occasionally suffered from confusion with spectrally similar features such as water or dense vegetation.</text:p>
      <text:p text:style-name="P12"/>
      <text:p text:style-name="P8">Suitability for Deployment / Use:</text:p>
      <text:p text:style-name="P12">This approach is well-suited for rapid, rule-based screening of satellite data where labeled samples are unavailable. Its simple design, interpretability, and independence from model training make it practical for operational use with limited computing resources. It can serve as a valuable preprocessing or quality control step within larger remote sensing workflows.</text:p>
      <text:p text:style-name="P12"/>
      <text:p text:style-name="P8">Limitations:</text:p>
      <text:p text:style-name="P12"/>
      <text:p text:style-name="P12">Results depend on fixed user-defined thresholds, which may need adjustment for different times of year or surface conditions.</text:p>
      <text:p text:style-name="P12">Thin clouds and subtle shadows remain difficult to reliably detect.</text:p>
      <text:p text:style-name="P12">Working with raw DN values (rather than atmospherically corrected reflectance) can introduce variability due to changing illumination.</text:p>
      <text:p text:style-name="P12">The method lacks machine learning adaptivity, which can limit its generalizability across diverse environments.</text:p>
      <text:p text:style-name="P6"><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7-04T20:55:49.122800054</meta:creation-date>
    <dc:date>2025-07-06T17:47:13.970645754</dc:date>
    <meta:editing-duration>P1DT7H22M25S</meta:editing-duration>
    <meta:editing-cycles>1</meta:editing-cycles>
    <meta:document-statistic meta:table-count="0" meta:image-count="0" meta:object-count="0" meta:page-count="3" meta:paragraph-count="96" meta:word-count="728" meta:character-count="5654" meta:non-whitespace-character-count="4927"/>
    <meta:generator>LibreOffice/6.4.7.2$Linux_X86_64 LibreOffice_project/40$Build-2</meta:generator>
  </office:meta>
</office:document-meta>
</file>